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136B2EDDFB6C55798C2.png" manifest:media-type="image/png"/>
  <manifest:file-entry manifest:full-path="Pictures/10000201000000DC000000DC775B9D31B7E2C599.png" manifest:media-type="image/png"/>
  <manifest:file-entry manifest:full-path="Pictures/10000000000003200000017F4E3A19330407F0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212cm" svg:stroke-color="#000000" draw:marker-start="Circle" draw:marker-start-width="0.518cm" draw:marker-end="Circle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textarea-horizontal-align="justify" draw:textarea-vertical-align="middle" draw:auto-grow-height="false" fo:min-height="9.552cm" fo:min-width="14.04cm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4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5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cm" svg:height="3.495cm" draw:transform="rotate (-1.5707963267949) translate (16.2cm 4cm)">
          <draw:image xlink:href="Pictures/10000000000003200000017F4E3A19330407F067.png" xlink:type="simple" xlink:show="embed" xlink:actuate="onLoad" loext:mime-type="image/png">
            <text:p/>
          </draw:image>
        </draw:frame>
        <draw:frame draw:style-name="gr1" draw:text-style-name="P1" draw:layer="layout" svg:width="3.6cm" svg:height="3.6cm" draw:transform="rotate (-1.5707963267949) translate (22.1cm 2.1cm)">
          <draw:image xlink:href="Pictures/10000201000000DC000000DC775B9D31B7E2C599.png" xlink:type="simple" xlink:show="embed" xlink:actuate="onLoad" loext:mime-type="image/png">
            <text:p/>
          </draw:image>
        </draw:frame>
        <draw:frame draw:style-name="gr1" draw:text-style-name="P1" draw:layer="layout" svg:width="8.267cm" svg:height="4.133cm" svg:x="0cm" svg:y="5.667cm">
          <draw:image xlink:href="Pictures/100002010000026C00000136B2EDDFB6C55798C2.png" xlink:type="simple" xlink:show="embed" xlink:actuate="onLoad" loext:mime-type="image/png">
            <text:p/>
          </draw:image>
        </draw:frame>
        <draw:frame draw:style-name="gr1" draw:text-style-name="P1" draw:layer="layout" svg:width="3.6cm" svg:height="3.6cm" draw:transform="rotate (-1.5707963267949) translate (25.2cm 5.4cm)">
          <draw:image xlink:href="Pictures/10000201000000DC000000DC775B9D31B7E2C599.png" xlink:type="simple" xlink:show="embed" xlink:actuate="onLoad" loext:mime-type="image/png">
            <text:p/>
          </draw:image>
        </draw:frame>
        <draw:frame draw:style-name="gr1" draw:text-style-name="P1" draw:layer="layout" svg:width="3.6cm" svg:height="3.6cm" draw:transform="rotate (-1.5707963267949) translate (21.4cm 8.9cm)">
          <draw:image xlink:href="Pictures/10000201000000DC000000DC775B9D31B7E2C599.png" xlink:type="simple" xlink:show="embed" xlink:actuate="onLoad" loext:mime-type="image/png">
            <text:p/>
          </draw:image>
        </draw:frame>
        <draw:line draw:style-name="gr2" draw:text-style-name="P2" draw:layer="layout" svg:x1="6.4cm" svg:y1="8.4cm" svg:x2="13cm" svg:y2="8.5cm">
          <text:p/>
        </draw:line>
        <draw:custom-shape draw:style-name="gr3" draw:text-style-name="P3" draw:layer="layout" svg:width="20.6cm" svg:height="13.9cm" svg:x="9.7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cm" svg:height="3.4cm" svg:x="2.4cm" svg:y="0cm">
          <text:p text:style-name="P1">aiocoap-r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6.4cm" svg:x2="4.8cm" svg:y2="3.3cm">
          <text:p/>
        </draw:line>
        <draw:frame draw:style-name="gr5" draw:text-style-name="P4" draw:layer="layout" svg:width="3.5cm" svg:height="1.673cm" svg:x="2.5cm" svg:y="10.327cm">
          <draw:text-box>
            <text:p text:style-name="P1"><text:span text:style-name="T1">Controller</text:span></text:p>
            <text:p text:style-name="P1">Linux PC </text:p>
          </draw:text-box>
        </draw:frame>
        <draw:frame draw:style-name="gr5" draw:text-style-name="P4" draw:layer="layout" svg:width="3.5cm" svg:height="1.673cm" svg:x="11.3cm" svg:y="0.127cm">
          <draw:text-box>
            <text:p text:style-name="P1"><text:span text:style-name="T1">Subcluster</text:span></text:p>
            <text:p text:style-name="P1">6LoWPAN</text:p>
          </draw:text-box>
        </draw:frame>
        <draw:frame draw:style-name="gr6" draw:text-style-name="P5" draw:layer="layout" svg:width="4.443cm" svg:height="0.962cm" svg:x="12.057cm" svg:y="11.3cm">
          <draw:text-box>
            <text:p>NRF52840DK</text:p>
          </draw:text-box>
        </draw:frame>
        <draw:frame draw:style-name="gr6" draw:text-style-name="P5" draw:layer="layout" svg:width="6.242cm" svg:height="0.962cm" svg:x="17.8cm" svg:y="12.4cm">
          <draw:text-box>
            <text:p>NRF52840DONGLE</text:p>
          </draw:text-box>
        </draw:frame>
        <draw:custom-shape draw:style-name="gr7" draw:text-style-name="P1" draw:layer="layout" svg:width="1.6cm" svg:height="0.8cm" svg:x="24.4cm" svg:y="6.2cm">
          <text:p text:style-name="P1">D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0.9cm" svg:x="24.4cm" svg:y="7.2cm">
          <text:p text:style-name="P1">Dummy Appl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cm" svg:height="0.8cm" svg:x="21.1cm" svg:y="2.8cm">
          <text:p text:style-name="P1">D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0.9cm" svg:x="21.1cm" svg:y="3.8cm">
          <text:p text:style-name="P1">Dummy Appl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cm" svg:height="0.8cm" svg:x="20.6cm" svg:y="9.9cm">
          <text:p text:style-name="P1">D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0.9cm" svg:x="20.6cm" svg:y="10.9cm">
          <text:p text:style-name="P1">Dummy Application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5cm" svg:height="1.162cm" svg:x="7.5cm" svg:y="7.638cm">
          <draw:text-box>
            <text:p text:style-name="P6"><text:span text:style-name="T2">ethos / temina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3cm" fo:page-height="14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8:21:19.075209427</meta:creation-date>
    <dc:date>2021-09-24T18:34:34.719573957</dc:date>
    <meta:editing-duration>PT2M35S</meta:editing-duration>
    <meta:editing-cycles>1</meta:editing-cycles>
    <meta:document-statistic meta:object-count="20"/>
    <meta:generator>LibreOffice/6.4.7.2$Linux_X86_64 LibreOffice_project/40$Build-2</meta:generator>
  </office:meta>
</office:document-meta>
</file>